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OpenSymbol" svg:font-family="OpenSymbol"/>
    <style:font-face style:name="Segoe UI" svg:font-family="'Segoe UI', 'Segoe WP', 'Segoe UI WPC', Tahom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212121" style:font-name="Segoe UI" fo:font-size="7.25pt" fo:letter-spacing="normal" fo:font-style="normal" fo:font-weight="normal"/>
    </style:style>
    <style:style style:name="P2" style:family="paragraph" style:parent-style-name="Text_20_body">
      <style:text-properties style:font-name="Cambria" fo:font-size="12pt"/>
    </style:style>
    <style:style style:name="P3" style:family="paragraph" style:parent-style-name="Text_20_body">
      <style:text-properties style:font-name="Cambria" fo:font-size="12pt" fo:font-style="italic"/>
    </style:style>
    <style:style style:name="P4" style:family="paragraph" style:parent-style-name="Text_20_body">
      <style:text-properties style:font-name="Cambria" fo:font-size="12pt" fo:font-weight="bold"/>
    </style:style>
    <style:style style:name="P5" style:family="paragraph" style:parent-style-name="Text_20_body" style:list-style-name="L1">
      <style:text-properties style:font-name="Cambria" fo:font-size="12pt"/>
    </style:style>
    <style:style style:name="P6" style:family="paragraph" style:parent-style-name="Text_20_body" style:list-style-name="L2">
      <style:text-properties style:font-name="Cambria" fo:font-size="12pt"/>
    </style:style>
    <style:style style:name="P7" style:family="paragraph" style:parent-style-name="Text_20_body" style:list-style-name="L3">
      <style:text-properties style:font-name="Cambria" fo:font-size="12pt"/>
    </style:style>
    <style:style style:name="P8" style:family="paragraph" style:parent-style-name="Text_20_body" style:list-style-name="L4">
      <style:text-properties style:font-name="Cambria" fo:font-size="12pt"/>
    </style:style>
    <style:style style:name="P9" style:family="paragraph" style:parent-style-name="Text_20_body" style:list-style-name="L8">
      <style:text-properties style:font-name="Cambria" fo:font-size="12pt"/>
    </style:style>
    <style:style style:name="P10" style:family="paragraph" style:parent-style-name="Text_20_body" style:list-style-name="L9">
      <style:text-properties style:font-name="Cambria" fo:font-size="12pt"/>
    </style:style>
    <style:style style:name="P11" style:family="paragraph" style:parent-style-name="Text_20_body">
      <style:text-properties style:font-name="Cambria" fo:font-size="14pt" fo:font-weight="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6"/>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paragraph-properties fo:margin-left="0in" fo:margin-right="0in" fo:text-indent="0in" style:auto-text-indent="false"/>
      <style:text-properties fo:font-variant="normal" fo:text-transform="none" fo:color="#212121" style:font-name="Cambria" fo:font-size="18pt" fo:letter-spacing="normal" fo:font-style="normal" fo:font-weight="bold"/>
    </style:style>
    <style:style style:name="T1" style:family="text">
      <style:text-properties style:font-name="Cambria" fo:font-size="12pt"/>
    </style:style>
    <style:style style:name="T2" style:family="text">
      <style:text-properties style:font-name="Cambria" fo:font-size="12pt" fo:font-style="italic"/>
    </style:style>
    <style:style style:name="T3" style:family="text">
      <style:text-properties style:font-name="Cambria" fo:font-size="12pt" fo:font-weight="bold"/>
    </style:style>
    <style:style style:name="T4" style:family="text">
      <style:text-properties style:font-name="Cambria" fo:font-size="14pt" fo:font-weight="bold"/>
    </style:style>
    <style:style style:name="T5" style:family="text">
      <style:text-properties style:font-name="Cambria" fo:font-size="20pt" fo:font-weight="bold" style:font-size-asian="20pt" style:font-size-complex="20pt"/>
    </style:style>
    <style:style style:name="T6" style:family="text">
      <style:text-properties fo:font-weight="bold"/>
    </style:style>
    <style:style style:name="T7" style:family="text">
      <style:text-properties fo:font-size="20pt" style:font-size-asian="20pt" style:font-size-complex="2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GV Practical Session. </text:p>
      <text:p text:style-name="P3">The Rockefeller University, Bioinformatics Resource Centre. </text:p>
      <text:p text:style-name="P2">This session will give you short introduction into using IGV. We will be using externally hosted data available from Encode including ChIP-seq and RNA-seq data. Please feel free to try other datasets once you have run through the tasks but remember IGV is hosted on your machine so less powerful computers will feel the memory load of large numbers of datasets. </text:p>
      <text:p text:style-name="P2"/>
      <text:p text:style-name="P11"><text:span text:style-name="T7">ChIP-seq data</text:span> </text:p>
      <text:p text:style-name="P2">This section looks at how to load and manipulate some ChIP-seq data. The data is from a lymphoblastoma cell line and contains ChIP-seq samples for several histone types. </text:p>
      <text:p text:style-name="P4">Loading IGV and moving around the gene of interest. </text:p>
      <text:list xml:id="list2036352506888908775" text:style-name="L1">
        <text:list-item>
          <text:p text:style-name="P12"><text:span text:style-name="T1">First, load IGV and select the hg19 genome. </text:span></text:p>
        </text:list-item>
        <text:list-item>
          <text:p text:style-name="P12"><text:span text:style-name="T1">Navigate to chr12:6,641,585-6,649,537. </text:span></text:p>
        </text:list-item>
        <text:list-item>
          <text:p text:style-name="P12"><text:span text:style-name="T1">Navigate to Gapdh. </text:span></text:p>
        </text:list-item>
        <text:list-item>
          <text:p text:style-name="P12"><text:span text:style-name="T1">Zoom out to see the surrounding genes. </text:span></text:p>
        </text:list-item>
        <text:list-item>
          <text:p text:style-name="P12"><text:span text:style-name="T1">Select the “RefSeq Genes” track and expand to see all transcript isoforms. </text:span></text:p>
        </text:list-item>
        <text:list-item>
          <text:p text:style-name="P12"><text:span text:style-name="T1">Scroll to the left to discover the non-coding RNA SCRNA10. </text:span></text:p>
        </text:list-item>
        <text:list-item>
          <text:p text:style-name="P12"><text:span text:style-name="T1">Click on SCRNA to bring up a window with further information. </text:span></text:p>
        </text:list-item>
        <text:list-item>
          <text:p text:style-name="P12"><text:span text:style-name="T1">Double click on Gapdh to recentre window on the gene. </text:span></text:p>
        </text:list-item>
        <text:list-item>
          <text:p text:style-name="P12"><text:span text:style-name="T1">Add a region of interest at the Gapdh locus using the IGV menu </text:span></text:p>
          <text:list>
            <text:list-item>
              <text:p text:style-name="P12"><text:span text:style-name="T1">Regions -&gt; Region Navigator -&gt; add </text:span></text:p>
            </text:list-item>
          </text:list>
        </text:list-item>
        <text:list-item>
          <text:p text:style-name="P12"><text:span text:style-name="T1">Right click the “Region of interest” and edit description to show “Active </text:span></text:p>
          <text:p text:style-name="P5">gene” </text:p>
          <text:p text:style-name="P5"><text:span text:style-name="T6"/></text:p>
        </text:list-item>
      </text:list>
      <text:p text:style-name="P2"><text:span text:style-name="T6">Loading data </text:span></text:p>
      <text:list xml:id="list6665377170806716466" text:style-name="L4">
        <text:list-item>
          <text:p text:style-name="P15"><text:span text:style-name="T1">Go to the IGV menu -&gt; File -&gt; load from server </text:span></text:p>
        </text:list-item>
        <text:list-item>
          <text:p text:style-name="P15"><text:span text:style-name="T1">From the menu follow drop-down </text:span></text:p>
          <text:list>
            <text:list-item>
              <text:p text:style-name="P8">Tutorials -&gt; UI Basics (Encode) </text:p>
              <text:list>
                <text:list-item>
                  <text:p text:style-name="P8">GM12878 CFCF </text:p>
                </text:list-item>
                <text:list-item>
                  <text:p text:style-name="P8">GM12878 H3K27ac </text:p>
                </text:list-item>
                <text:list-item>
                  <text:p text:style-name="P8">GM12878 H3K27me3 </text:p>
                </text:list-item>
                <text:list-item>
                  <text:p text:style-name="P8">GM12878 H3K36me3 </text:p>
                </text:list-item>
                <text:list-item>
                  <text:p text:style-name="P8">GM12878 H3K4me3 </text:p>
                </text:list-item>
                <text:list-item>
                  <text:p text:style-name="P8">GM12878 H3K9ac </text:p>
                </text:list-item>
              </text:list>
            </text:list-item>
          </text:list>
        </text:list-item>
      </text:list>
      <text:p text:style-name="Text_20_body"><text:span text:style-name="T3"/></text:p>
      <text:p text:style-name="Text_20_body"><text:soft-page-break/><text:span text:style-name="T3"/></text:p>
      <text:p text:style-name="Text_20_body"><text:span text:style-name="T3"/></text:p>
      <text:p text:style-name="Text_20_body"><text:span text:style-name="T3">Controlling IGV display </text:span></text:p>
      <text:p text:style-name="Text_20_body"><text:span text:style-name="T3"/></text:p>
      <text:list xml:id="list43604078826831326" text:style-name="L6">
        <text:list-item>
          <text:p text:style-name="P16"><text:span text:style-name="T1">Select all tracks and then select “autoscale.” </text:span></text:p>
        </text:list-item>
      </text:list>
      <text:list xml:id="list1721668053" text:continue-list="list2036352506888908775" text:style-name="L1">
        <text:list-item>
          <text:p text:style-name="P12"><text:span text:style-name="T1">At the Gapdh locus, investigate the enrichment of signal over gene body. </text:span></text:p>
        </text:list-item>
        <text:list-item>
          <text:p text:style-name="P12"><text:span text:style-name="T1">Set all the tracks to maintain current data ranges (</text:span><text:span text:style-name="T2">deselect autoscale</text:span><text:span text:style-name="T1">) Once set, navigate to PIANP. </text:span></text:p>
        </text:list-item>
      </text:list>
      <text:list xml:id="list4871849407986374509" text:style-name="L2">
        <text:list-item>
          <text:p text:style-name="P13"><text:span text:style-name="T1">Note the difference in enrichment of ChIP-seq. </text:span></text:p>
        </text:list-item>
        <text:list-item>
          <text:p text:style-name="P13"><text:span text:style-name="T1">Add as “Region of interest” and edit description to show “Inactive gene” </text:span></text:p>
        </text:list-item>
        <text:list-item>
          <text:p text:style-name="P13"><text:span text:style-name="T1">Zoom out to compare enrichment across neighbouring genes. </text:span></text:p>
        </text:list-item>
        <text:list-item>
          <text:p text:style-name="P13"><text:span text:style-name="T1">Go to Regions -&gt; Gene Lists.. -&gt; “proneural dev genes” </text:span></text:p>
        </text:list-item>
        <text:list-item>
          <text:p text:style-name="P13"><text:span text:style-name="T1">Inspect the signal across genes to determine their expression state. </text:span></text:p>
        </text:list-item>
        <text:list-item>
          <text:p text:style-name="P13"><text:span text:style-name="T1">Return to main view by selecting all from chromosome dropdown. </text:span></text:p>
        </text:list-item>
        <text:list-item>
          <text:p text:style-name="P13"><text:span text:style-name="T1">Colour all track by a unique colour. Good idea to make K27me3 the most distinct colour to rest. </text:span></text:p>
        </text:list-item>
        <text:list-item>
          <text:p text:style-name="P13"><text:span text:style-name="T1">Autoscale all tracks. </text:span></text:p>
        </text:list-item>
        <text:list-item>
          <text:p text:style-name="P13"><text:span text:style-name="T1">Select all tracks and create an overlay, </text:span></text:p>
          <text:list>
            <text:list-header>
              <text:p text:style-name="P6">select tracks -&gt; Create Overlay Track </text:p>
            </text:list-header>
          </text:list>
        </text:list-item>
        <text:list-item>
          <text:p text:style-name="P13"><text:span text:style-name="T1">Change track height to 100 </text:span></text:p>
          <text:list>
            <text:list-header>
              <text:p text:style-name="P6">Select tracks -&gt; Change Track Height </text:p>
            </text:list-header>
          </text:list>
        </text:list-item>
        <text:list-item>
          <text:p text:style-name="P13"><text:span text:style-name="T1">Revisit Gapdh, PIANP and gene list. Scan across genome to identify silent </text:span></text:p>
          <text:p text:style-name="P6">and active gene expression. </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oft-page-break/><text:span text:style-name="T5">RNA-seq data</text:span><text:span text:style-name="T4"> </text:span></text:p>
      <text:p text:style-name="Text_20_body"><text:span text:style-name="T3">Start a new session </text:span></text:p>
      <text:list xml:id="list8504467680010855682" text:style-name="L8">
        <text:list-item>
          <text:p text:style-name="P9">Clear data by going to IGV menu -&gt; File -&gt; New Session...</text:p>
        </text:list-item>
      </text:list>
      <text:p text:style-name="P2"><text:span text:style-name="T6">Loading the data </text:span></text:p>
      <text:list xml:id="list535306992209541660" text:style-name="L9">
        <text:list-item>
          <text:p text:style-name="P17"><text:span text:style-name="T1">Go to the IGV menu -&gt; File -&gt; load from server </text:span></text:p>
        </text:list-item>
        <text:list-item>
          <text:p text:style-name="P17"><text:span text:style-name="T1">From the menu follow drop-down </text:span></text:p>
          <text:list>
            <text:list-item>
              <text:p text:style-name="P10">Tutorials -&gt; RNA-seq (Body Map) </text:p>
              <text:list>
                <text:list-item>
                  <text:p text:style-name="P10">Heart </text:p>
                </text:list-item>
                <text:list-item>
                  <text:p text:style-name="P17"><text:span text:style-name="T1">Lung </text:span></text:p>
                </text:list-item>
              </text:list>
            </text:list-item>
          </text:list>
        </text:list-item>
        <text:list-item>
          <text:p text:style-name="P17"><text:span text:style-name="T1">Go to IGV menu -&gt; Views -&gt; Preferences -&gt; Alignments </text:span></text:p>
          <text:list>
            <text:list-item>
              <text:p text:style-name="P10">Tick “show junction track” </text:p>
            </text:list-item>
            <text:list-item>
              <text:p text:style-name="P17"><text:span text:style-name="T1">Set “visibility range threshold’ to 15kb </text:span></text:p>
            </text:list-item>
          </text:list>
        </text:list-item>
        <text:list-item>
          <text:p text:style-name="P17"><text:span text:style-name="T1">Go to SLC25A3 gene. </text:span></text:p>
        </text:list-item>
        <text:list-item>
          <text:p text:style-name="P10">Collapse reads track (named Heart/Liver) </text:p>
        </text:list-item>
      </text:list>
      <text:p text:style-name="P2"><text:span text:style-name="T6">Inspect RNA-seq data </text:span></text:p>
      <text:list xml:id="list1488721190177109929" text:style-name="L3">
        <text:list-item>
          <text:p text:style-name="P14"><text:span text:style-name="T1">Select tracks -&gt; Colour Alignments by -&gt; Read Strand to identify strand of transcript. </text:span></text:p>
        </text:list-item>
        <text:list-item>
          <text:p text:style-name="P14"><text:span text:style-name="T1">Expand “Features track” to identify alternative exons/transcripts. </text:span></text:p>
        </text:list-item>
        <text:list-item>
          <text:p text:style-name="P14"><text:span text:style-name="T1">Inspect coverage tracks to discover areas of coverage unique to Heart or </text:span></text:p>
          <text:p text:style-name="P7">Liver sample. </text:p>
        </text:list-item>
        <text:list-item>
          <text:p text:style-name="P14"><text:span text:style-name="T1">Inspect junction tracks to evaluate alternative splicing of transcripts </text:span></text:p>
          <text:p text:style-name="P7">between tissue </text:p>
        </text:list-item>
        <text:list-item>
          <text:p text:style-name="P14"><text:span text:style-name="T1">Select junction tracks -&gt; Expand </text:span></text:p>
        </text:list-item>
        <text:list-item>
          <text:p text:style-name="P14"><text:span text:style-name="T1">Compare major (first) transcript variant in Heart and Tissue </text:span></text:p>
        </text:list-item>
        <text:list-item>
          <text:p text:style-name="P14"><text:span text:style-name="T1">Click on junctions to identify start and end of spans. </text:span></text:p>
        </text:list-item>
      </text:list>
      <text:p text:style-name="P4">Another way to inspect splicing </text:p>
      <text:list xml:id="list4362432168416500698" text:style-name="L10">
        <text:list-item>
          <text:p text:style-name="P18"><text:span text:style-name="T1">Select tracks -&gt; Shashmi plot </text:span></text:p>
          <text:list>
            <text:list-item>
              <text:p text:style-name="P18"><text:span text:style-name="T1">Select Gene Track -&gt; Refseq Genes </text:span></text:p>
            </text:list-item>
            <text:list-item>
              <text:p text:style-name="P18"><text:span text:style-name="T1">Select Alignment Tracks –&gt; Heart + Liver </text:span></text:p>
            </text:list-item>
          </text:list>
        </text:list-item>
        <text:list-item>
          <text:p text:style-name="P18"><text:span text:style-name="T1">Save image and compare junctions across tissue. </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OpenSymbol" svg:font-family="OpenSymbol"/>
    <style:font-face style:name="Segoe UI" svg:font-family="'Segoe UI', 'Segoe WP', 'Segoe UI WPC', Tahoma,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meta:initial-creator>
    <meta:creation-date>2018-03-22T17:31:21</meta:creation-date>
    <dc:date>2018-03-25T13:53:38</dc:date>
    <dc:creator>tom </dc:creator>
    <meta:editing-duration>PT6M</meta:editing-duration>
    <meta:editing-cycles>2</meta:editing-cycles>
    <meta:generator>OpenOffice/4.1.3$Unix OpenOffice.org_project/413m1$Build-9783</meta:generator>
    <meta:document-statistic meta:table-count="0" meta:image-count="0" meta:object-count="0" meta:page-count="3" meta:paragraph-count="75" meta:word-count="634" meta:character-count="3595"/>
  </office:meta>
</office:document-meta>
</file>